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750" officeooo:paragraph-rsid="0011d750"/>
    </style:style>
    <style:style style:name="P2" style:family="paragraph" style:parent-style-name="Standard">
      <style:text-properties officeooo:rsid="0011d750" officeooo:paragraph-rsid="0013c7a9"/>
    </style:style>
    <style:style style:name="P3" style:family="paragraph" style:parent-style-name="Standard">
      <style:text-properties officeooo:rsid="0011d750" officeooo:paragraph-rsid="0014ccc0"/>
    </style:style>
    <style:style style:name="P4" style:family="paragraph" style:parent-style-name="Standard">
      <style:text-properties officeooo:rsid="0011d750" officeooo:paragraph-rsid="00173a48"/>
    </style:style>
    <style:style style:name="P5" style:family="paragraph" style:parent-style-name="Standard">
      <style:text-properties officeooo:paragraph-rsid="0019878c"/>
    </style:style>
    <style:style style:name="P6" style:family="paragraph" style:parent-style-name="Standard">
      <style:text-properties officeooo:rsid="0019878c" officeooo:paragraph-rsid="0019878c"/>
    </style:style>
    <style:style style:name="P7" style:family="paragraph" style:parent-style-name="Standard">
      <style:text-properties officeooo:rsid="0019878c" officeooo:paragraph-rsid="001b5d99"/>
    </style:style>
    <style:style style:name="P8" style:family="paragraph" style:parent-style-name="Standard">
      <style:text-properties officeooo:rsid="0013c7a9" officeooo:paragraph-rsid="0014ccc0"/>
    </style:style>
    <style:style style:name="P9" style:family="paragraph" style:parent-style-name="Standard">
      <style:text-properties officeooo:rsid="0013c7a9" officeooo:paragraph-rsid="0013c7a9"/>
    </style:style>
    <style:style style:name="P10" style:family="paragraph" style:parent-style-name="Standard">
      <style:text-properties officeooo:rsid="00173a48" officeooo:paragraph-rsid="00173a48"/>
    </style:style>
    <style:style style:name="P11" style:family="paragraph" style:parent-style-name="Standard">
      <style:text-properties officeooo:rsid="001b5d99" officeooo:paragraph-rsid="001b5d99"/>
    </style:style>
    <style:style style:name="P12" style:family="paragraph" style:parent-style-name="Standard">
      <style:text-properties officeooo:rsid="0019878c" officeooo:paragraph-rsid="001d5e0b"/>
    </style:style>
    <style:style style:name="P13" style:family="paragraph" style:parent-style-name="Standard">
      <style:text-properties officeooo:rsid="0019878c" officeooo:paragraph-rsid="001b5d99"/>
    </style:style>
    <style:style style:name="P14" style:family="paragraph" style:parent-style-name="Standard">
      <style:text-properties officeooo:rsid="0019878c" officeooo:paragraph-rsid="001e9682"/>
    </style:style>
    <style:style style:name="P15" style:family="paragraph" style:parent-style-name="Standard">
      <style:text-properties officeooo:rsid="0019878c" officeooo:paragraph-rsid="001ec6a0"/>
    </style:style>
    <style:style style:name="P16" style:family="paragraph" style:parent-style-name="Standard">
      <style:text-properties officeooo:rsid="0019878c" officeooo:paragraph-rsid="001f4a86"/>
    </style:style>
    <style:style style:name="P17" style:family="paragraph" style:parent-style-name="Standard">
      <style:text-properties officeooo:rsid="001fb645" officeooo:paragraph-rsid="001fb645"/>
    </style:style>
    <style:style style:name="P18" style:family="paragraph" style:parent-style-name="Standard">
      <style:text-properties officeooo:paragraph-rsid="0020d8c9"/>
    </style:style>
    <style:style style:name="P19" style:family="paragraph" style:parent-style-name="Standard">
      <style:text-properties officeooo:paragraph-rsid="0019878c"/>
    </style:style>
    <style:style style:name="T1" style:family="text">
      <style:text-properties officeooo:rsid="0013c7a9"/>
    </style:style>
    <style:style style:name="T2" style:family="text">
      <style:text-properties officeooo:rsid="0014ccc0"/>
    </style:style>
    <style:style style:name="T3" style:family="text">
      <style:text-properties officeooo:rsid="0016c8df"/>
    </style:style>
    <style:style style:name="T4" style:family="text">
      <style:text-properties officeooo:rsid="00173a48"/>
    </style:style>
    <style:style style:name="T5" style:family="text">
      <style:text-properties officeooo:rsid="0019878c"/>
    </style:style>
    <style:style style:name="T6" style:family="text">
      <style:text-properties officeooo:rsid="001b5d99"/>
    </style:style>
    <style:style style:name="T7" style:family="text">
      <style:text-properties officeooo:rsid="001d5e0b"/>
    </style:style>
    <style:style style:name="T8" style:family="text">
      <style:text-properties officeooo:rsid="001e9682"/>
    </style:style>
    <style:style style:name="T9" style:family="text">
      <style:text-properties officeooo:rsid="001ec6a0"/>
    </style:style>
    <style:style style:name="T10" style:family="text">
      <style:text-properties officeooo:rsid="001f4a86"/>
    </style:style>
    <style:style style:name="T11" style:family="text">
      <style:text-properties officeooo:rsid="0020d8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行测</text:p>
      <text:p text:style-name="Standard">第一部分 常识判断</text:p>
      <text:p text:style-name="Standard">属性 </text:p>
      <text:p text:style-name="P1">{</text:p>
      <text:p text:style-name="P1"><text:tab/>党史{</text:p>
      <text:p text:style-name="P1"><text:tab/>1921年7月： 一大 （确定党的名称 ‘中国共产党’，党的奋斗目标，确定领导核心，科学指导思想）</text:p>
      <text:p text:style-name="P1"><text:tab/>1922年7月：二大（制定党的纲领，彻底反帝反封建）</text:p>
      <text:p text:style-name="P1"><text:tab/>1923年6月 ：三大（加入国民党，统一战线）</text:p>
      <text:p text:style-name="P1"><text:tab/><text:span text:style-name="T1">1924年：国共第一次合作（新三民主义：‘联俄，联共，扶助农工’）</text:span></text:p>
      <text:p text:style-name="P2"><text:tab/><text:span text:style-name="T1">1925年：四大（提出无产阶级领导权，工农联盟问题）</text:span></text:p>
      <text:p text:style-name="P3"><text:tab/><text:span text:style-name="T1">1927年：<text:tab/>4 12反革命</text:span></text:p>
      <text:p text:style-name="P8"><text:tab/><text:tab/><text:tab/><text:tab/>五大{南昌起义：武装反抗国民党</text:p>
      <text:p text:style-name="P9"><text:tab/><text:tab/><text:tab/><text:tab/>八七会议：批评陈独秀右倾</text:p>
      <text:p text:style-name="P9"><text:tab/><text:tab/><text:tab/><text:tab/>秋收起义：创建第一个农村革命根据地：井冈山<text:tab/><text:tab/><text:tab/><text:tab/><text:tab/>}</text:p>
      <text:p text:style-name="P2"><text:tab/><text:span text:style-name="T1">1935年：遵义会议（确定毛泽东领导，幼年走向成熟）瓦窑堡会议:确立抗日民族统一战线</text:span></text:p>
      <text:p text:style-name="P2"><text:tab/><text:span text:style-name="T1">1937年.洛川会议(放敌后 建立敌后根据地)</text:span></text:p>
      <text:p text:style-name="P2"><text:tab/><text:span text:style-name="T2">1945年4月:七大(‘论联合政府’三大作风:理论联系实际,密切联合群众,批评与自我批评)</text:span></text:p>
      <text:p text:style-name="P2"><text:tab/><text:span text:style-name="T2">1949年3月:七届二中全会(工作重心转移城市,两个务必)</text:span></text:p>
      <text:p text:style-name="P2"><text:tab/><text:span text:style-name="T2">1956年:八大:提出主要矛盾</text:span></text:p>
      <text:p text:style-name="P2"><text:tab/><text:span text:style-name="T2">1978年12月:十一届三中全会(改革开放)</text:span></text:p>
      <text:p text:style-name="P2"><text:tab/><text:span text:style-name="T2">1982年9月:十二大(走中特)</text:span></text:p>
      <text:p text:style-name="P2"><text:tab/><text:span text:style-name="T2">1987年10月:</text:span>十三大<text:span text:style-name="T2">(社会主义初级阶段)</text:span></text:p>
      <text:p text:style-name="P2"><text:tab/><text:span text:style-name="T3">1992年10月:十四大(社会主义市场经济)</text:span></text:p>
      <text:p text:style-name="P2"><text:tab/><text:span text:style-name="T3">1997年9月:十五大(邓小平思想党的指导思想,依法治国,提出社出的纲领)</text:span></text:p>
      <text:p text:style-name="P2"><text:tab/><text:span text:style-name="T3">2002年11月:十六大(三个代表,全面建设小康)</text:span></text:p>
      <text:p text:style-name="P2"><text:tab/><text:span text:style-name="T3">2007年:十七大(三个代表,科学发展,全面建设小康)</text:span></text:p>
      <text:p text:style-name="P2"><text:tab/><text:span text:style-name="T4">2012年:十八大(坚持中特建小康)</text:span></text:p>
      <text:p text:style-name="P2"><text:tab/>}</text:p>
      <text:p text:style-name="P4"><text:tab/>法律<text:tab/><text:span text:style-name="T4">{</text:span></text:p>
      <text:p text:style-name="P4"><text:tab/>权利与义务</text:p>
      <text:p text:style-name="P4"><text:tab/>物权 <text:s text:c="12"/>债权 <text:s text:c="14"/>人权 <text:s text:c="19"/>知识产权</text:p>
      <text:p text:style-name="P4"/>
      <text:p text:style-name="P10"><text:tab/>}</text:p>
      <text:p text:style-name="P1"/>
      <text:p text:style-name="P1">}</text:p>
      <text:p text:style-name="Standard">方法</text:p>
      <text:p text:style-name="P1">{</text:p>
      <text:p text:style-name="P1"><text:tab/><text:tab/>把握情感 情感很重要</text:p>
      <text:p text:style-name="P1"/>
      <text:p text:style-name="P1"><text:tab/><text:tab/>公平 正义 善良</text:p>
      <text:p text:style-name="P1"/>
      <text:p text:style-name="P1"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第二部分</text:p>
      <text:p text:style-name="Standard">言语理解与表达</text:p>
      <text:p text:style-name="Standard"/>
      <text:p text:style-name="P5">属性<text:span text:style-name="T5">{</text:span></text:p>
      <text:p text:style-name="P5"><text:tab/>片段阅读:<text:span text:style-name="T5">{</text:span></text:p>
      <text:p text:style-name="P5"><text:tab/><text:tab/><text:tab/>主旨概括:</text:p>
      <text:p text:style-name="P5"><text:tab/><text:tab/><text:tab/>意图判断:</text:p>
      <text:p text:style-name="P5"><text:tab/><text:tab/><text:tab/>标题填入:</text:p>
      <text:p text:style-name="P5"><text:tab/><text:tab/><text:tab/>语句理解:</text:p>
      <text:p text:style-name="P5"><text:tab/><text:tab/><text:tab/>代词指代:</text:p>
      <text:p text:style-name="P5"><text:tab/><text:tab/><text:tab/>态度观点:</text:p>
      <text:p text:style-name="P5"><text:tab/><text:tab/><text:tab/>细节理解</text:p>
      <text:p text:style-name="P5"/>
      <text:p text:style-name="P5"/>
      <text:p text:style-name="P6">}</text:p>
      <text:p text:style-name="P5"><text:tab/>逻辑填空:</text:p>
      <text:p text:style-name="P5"><text:tab/>语句表达:</text:p>
      <text:p text:style-name="P5"><text:tab/>篇章阅读:</text:p>
      <text:p text:style-name="P5"/>
      <text:p text:style-name="P5"/>
      <text:p text:style-name="P5"/>
      <text:p text:style-name="P5"/>
      <text:p text:style-name="P5"/>
      <text:p text:style-name="P6">}</text:p>
      <text:p text:style-name="P5"/>
      <text:p text:style-name="P5">方法<text:span text:style-name="T5">{</text:span></text:p>
      <text:p text:style-name="P6"><text:tab/>做题顺序{</text:p>
      <text:p text:style-name="P6"><text:tab/><text:tab/><text:tab/>问题:{</text:p>
      <text:p text:style-name="P6"><text:tab/><text:tab/><text:tab/><text:tab/><text:tab/>主旨:重点</text:p>
      <text:p text:style-name="P6"><text:tab/><text:tab/><text:tab/><text:tab/><text:tab/>概括:重点+其他</text:p>
      <text:p text:style-name="P6"><text:tab/><text:tab/><text:tab/><text:tab/><text:tab/>言内之意</text:p>
      <text:p text:style-name="P6"/>
      <text:p text:style-name="P6"/>
      <text:p text:style-name="P6">}</text:p>
      <text:p text:style-name="P7"><text:tab/><text:tab/><text:tab/>原文:<text:span text:style-name="T6">{</text:span></text:p>
      <text:p text:style-name="P7"><text:tab/><text:tab/><text:tab/><text:tab/><text:tab/>重点位置:<text:span text:style-name="T6">{</text:span></text:p>
      <text:p text:style-name="P7"><text:tab/><text:tab/><text:tab/><text:tab/><text:tab/><text:tab/><text:tab/><text:tab/>微观:关联词<text:span text:style-name="T6">{</text:span></text:p>
      <text:p text:style-name="P7"><text:tab/><text:tab/><text:tab/><text:tab/><text:tab/><text:tab/><text:tab/><text:tab/><text:tab/><text:tab/><text:tab/>转折:<text:span text:style-name="T6">{</text:span></text:p>
      <text:p text:style-name="P7"><text:tab/><text:tab/><text:tab/><text:tab/><text:tab/><text:tab/><text:tab/><text:tab/><text:tab/><text:tab/><text:tab/>强:虽然...但是<text:span text:style-name="T6">(重点)</text:span></text:p>
      <text:p text:style-name="P7"><text:tab/><text:tab/><text:tab/><text:tab/><text:tab/><text:tab/><text:tab/><text:tab/><text:tab/><text:tab/><text:tab/>弱:其实,事实上,实际上,只是</text:p>
      <text:p text:style-name="P11"><text:tab/><text:tab/><text:tab/><text:tab/><text:tab/><text:tab/><text:tab/><text:tab/><text:tab/><text:tab/><text:tab/><text:tab/>}</text:p>
      <text:p text:style-name="P7"><text:tab/><text:tab/><text:tab/><text:tab/><text:tab/><text:tab/><text:tab/><text:tab/><text:tab/><text:tab/><text:tab/>递进:<text:span text:style-name="T6">{</text:span></text:p>
      <text:p text:style-name="P7"><text:tab/><text:tab/><text:tab/><text:tab/><text:tab/><text:tab/><text:tab/><text:tab/><text:tab/><text:tab/><text:tab/>不但……..而且<text:span text:style-name="T6">(重点)</text:span></text:p>
      <text:p text:style-name="P7"><text:tab/><text:tab/><text:tab/><text:tab/><text:tab/><text:tab/><text:tab/><text:tab/><text:tab/><text:tab/><text:tab/>甚至<text:span text:style-name="T6">()</text:span></text:p>
      <text:p text:style-name="P7"><text:tab/><text:tab/><text:tab/><text:tab/><text:tab/><text:tab/><text:tab/><text:tab/><text:tab/><text:tab/><text:tab/><text:tab/><text:span text:style-name="T6">}</text:span></text:p>
      <text:p text:style-name="P7"><text:tab/><text:tab/><text:tab/><text:tab/><text:tab/><text:tab/><text:tab/><text:tab/><text:tab/><text:tab/><text:tab/><text:tab/></text:p>
      <text:p text:style-name="P12"><text:soft-page-break/><text:tab/><text:tab/><text:tab/><text:tab/><text:tab/><text:tab/><text:tab/><text:tab/><text:tab/><text:tab/><text:tab/>因果:<text:span text:style-name="T7">{</text:span></text:p>
      <text:p text:style-name="P12"><text:tab/><text:tab/><text:tab/><text:tab/><text:tab/><text:tab/><text:tab/><text:tab/><text:tab/><text:tab/><text:tab/><text:tab/>果重要</text:p>
      <text:p text:style-name="P12"><text:tab/><text:tab/><text:tab/><text:tab/><text:tab/><text:tab/><text:tab/><text:tab/><text:tab/><text:tab/><text:tab/><text:tab/></text:p>
      <text:p text:style-name="P12"><text:span text:style-name="T7"><text:tab/><text:tab/><text:tab/><text:tab/><text:tab/><text:tab/><text:tab/><text:tab/><text:tab/><text:tab/><text:tab/>}</text:span></text:p>
      <text:p text:style-name="P14"><text:tab/><text:tab/><text:tab/><text:tab/><text:tab/><text:tab/><text:tab/><text:tab/><text:tab/><text:tab/><text:tab/>必要条件:<text:span text:style-name="T8">{</text:span></text:p>
      <text:p text:style-name="P14"><text:tab/><text:tab/><text:tab/><text:tab/><text:tab/><text:tab/><text:tab/><text:tab/><text:tab/><text:tab/><text:tab/>只有,,,,,,,,,<text:span text:style-name="T8">(重点)</text:span>才</text:p>
      <text:p text:style-name="P14"><text:tab/><text:tab/><text:tab/><text:tab/><text:tab/><text:tab/><text:tab/><text:tab/><text:tab/><text:tab/><text:tab/>应当,需要,必须<text:span text:style-name="T8">(重点)</text:span></text:p>
      <text:p text:style-name="P14"/>
      <text:p text:style-name="P14"><text:span text:style-name="T8"><text:tab/><text:tab/><text:tab/><text:tab/><text:tab/><text:tab/><text:tab/><text:tab/><text:tab/><text:tab/><text:tab/>}</text:span></text:p>
      <text:p text:style-name="P15"><text:tab/><text:tab/><text:tab/><text:tab/><text:tab/><text:tab/><text:tab/><text:tab/><text:tab/><text:tab/><text:tab/>并列:<text:span text:style-name="T9">{</text:span></text:p>
      <text:p text:style-name="P15"><text:tab/><text:tab/><text:tab/><text:tab/><text:tab/><text:tab/><text:tab/><text:tab/><text:tab/><text:tab/><text:tab/>主治概括 同等重要</text:p>
      <text:p text:style-name="P15"><text:tab/><text:tab/><text:tab/><text:tab/><text:tab/><text:tab/><text:tab/><text:tab/><text:tab/><text:tab/><text:tab/>标点符号; 表并列</text:p>
      <text:p text:style-name="P15"><text:tab/><text:tab/><text:tab/><text:tab/><text:tab/><text:tab/><text:tab/><text:tab/><text:tab/><text:tab/><text:tab/>同时表并列</text:p>
      <text:p text:style-name="P15"><text:tab/><text:tab/><text:tab/><text:tab/><text:tab/><text:tab/><text:tab/><text:tab/><text:tab/><text:tab/><text:tab/>顺承:<text:span text:style-name="T9">[</text:span></text:p>
      <text:p text:style-name="P15"><text:tab/><text:tab/><text:tab/><text:tab/><text:tab/><text:tab/><text:tab/><text:tab/><text:tab/><text:tab/><text:tab/><text:tab/>首先,,,,,然后,,,,,,,</text:p>
      <text:p text:style-name="P15"><text:tab/><text:tab/><text:tab/><text:tab/><text:tab/><text:tab/><text:tab/><text:tab/><text:tab/><text:tab/><text:tab/><text:tab/>找顺序</text:p>
      <text:p text:style-name="P15"><text:span text:style-name="T9"><text:tab/><text:tab/><text:tab/><text:tab/><text:tab/><text:tab/><text:tab/><text:tab/><text:tab/><text:tab/><text:tab/><text:tab/>}</text:span></text:p>
      <text:p text:style-name="P15"><text:tab/><text:tab/><text:tab/><text:tab/><text:tab/><text:tab/><text:tab/><text:tab/><text:tab/><text:tab/><text:tab/>看几个内容 选项必须有几个内容</text:p>
      <text:p text:style-name="P15"/>
      <text:p text:style-name="P15"><text:span text:style-name="T9"><text:tab/><text:tab/><text:tab/><text:tab/><text:tab/><text:tab/><text:tab/><text:tab/><text:tab/><text:tab/><text:tab/>}</text:span></text:p>
      <text:p text:style-name="P12"/>
      <text:p text:style-name="P16"><text:tab/><text:tab/><text:tab/><text:tab/><text:tab/><text:tab/><text:tab/><text:tab/>杂糅复句:<text:span text:style-name="T10">{</text:span></text:p>
      <text:p text:style-name="P16"><text:tab/><text:tab/><text:tab/><text:tab/><text:tab/><text:tab/><text:tab/><text:tab/><text:tab/>重中之重</text:p>
      <text:p text:style-name="P16"/>
      <text:p text:style-name="P16"/>
      <text:p text:style-name="P16"><text:span text:style-name="T10"><text:tab/><text:tab/><text:tab/><text:tab/><text:tab/><text:tab/><text:tab/><text:tab/>}</text:span></text:p>
      <text:p text:style-name="P12"/>
      <text:p text:style-name="P12"/>
      <text:p text:style-name="P12"/>
      <text:p text:style-name="P14"><text:tab/><text:tab/><text:tab/><text:tab/><text:tab/><text:tab/><text:tab/><text:tab/>原文不看:<text:span text:style-name="T8">{</text:span></text:p>
      <text:p text:style-name="P14"><text:tab/><text:tab/><text:tab/><text:tab/><text:tab/><text:tab/><text:tab/><text:tab/><text:tab/><text:tab/>反面论证:<text:span text:style-name="T8">{</text:span></text:p>
      <text:p text:style-name="P14"><text:tab/><text:tab/><text:tab/><text:tab/><text:tab/><text:tab/><text:tab/><text:tab/><text:tab/><text:tab/>句号后的反面论证</text:p>
      <text:p text:style-name="P14"><text:tab/><text:tab/><text:tab/><text:tab/><text:tab/><text:tab/><text:tab/><text:tab/><text:tab/><text:tab/>否则,要不然,如果不</text:p>
      <text:p text:style-name="P14"><text:tab/><text:tab/><text:tab/><text:tab/><text:tab/><text:tab/><text:tab/><text:tab/><text:tab/><text:tab/><text:tab/></text:p>
      <text:p text:style-name="P14"><text:span text:style-name="T8"><text:tab/><text:tab/><text:tab/><text:tab/><text:tab/><text:tab/><text:tab/><text:tab/><text:tab/><text:tab/>}</text:span></text:p>
      <text:p text:style-name="P14"><text:tab/><text:tab/><text:tab/><text:tab/><text:tab/><text:tab/><text:tab/><text:tab/><text:tab/><text:tab/>举例不看:<text:span text:style-name="T8">{</text:span></text:p>
      <text:p text:style-name="P14"><text:tab/><text:tab/><text:tab/><text:tab/><text:tab/><text:tab/><text:tab/><text:tab/><text:tab/><text:tab/>数字不看</text:p>
      <text:p text:style-name="P14"><text:tab/><text:tab/><text:tab/><text:tab/><text:tab/><text:tab/><text:tab/><text:tab/><text:tab/><text:tab/>人名,地名</text:p>
      <text:p text:style-name="P14"/>
      <text:p text:style-name="P16"><text:tab/><text:tab/><text:tab/><text:tab/><text:tab/><text:tab/><text:tab/><text:tab/><text:tab/><text:tab/>引用不看:<text:span text:style-name="T10">{</text:span></text:p>
      <text:p text:style-name="P16"><text:tab/><text:tab/><text:tab/><text:tab/><text:tab/><text:tab/><text:tab/><text:tab/><text:tab/><text:tab/>“”看法不看</text:p>
      <text:p text:style-name="P16"><text:span text:style-name="T10"><text:tab/><text:tab/><text:tab/><text:tab/><text:tab/><text:tab/><text:tab/><text:tab/><text:tab/><text:tab/>}</text:span></text:p>
      <text:p text:style-name="P14"/>
      <text:p text:style-name="P14"><text:span text:style-name="T8">}</text:span></text:p>
      <text:p text:style-name="P14"><text:tab/><text:tab/><text:tab/><text:tab/><text:tab/><text:tab/><text:tab/><text:tab/><text:tab/><text:tab/> 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span text:style-name="T8">}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}</text:p>
      <text:p text:style-name="P14"><text:tab/><text:tab/><text:tab/><text:tab/><text:tab/><text:tab/><text:tab/><text:tab/>宏观:行文脉络<text:span text:style-name="T8">{</text:span></text:p>
      <text:p text:style-name="P14"><text:tab/><text:tab/><text:tab/><text:tab/><text:tab/><text:tab/><text:tab/><text:tab/><text:tab/><text:tab/><text:tab/>提出问题不看</text:p>
      <text:p text:style-name="P14"><text:tab/><text:tab/><text:tab/><text:tab/><text:tab/><text:tab/><text:tab/><text:tab/><text:tab/><text:tab/><text:tab/>分析不看</text:p>
      <text:p text:style-name="P14"><text:tab/><text:tab/><text:tab/><text:tab/><text:tab/><text:tab/><text:tab/><text:tab/><text:tab/><text:tab/><text:tab/>反面不看</text:p>
      <text:p text:style-name="P14"><text:tab/><text:tab/><text:tab/><text:tab/><text:tab/><text:tab/><text:tab/><text:tab/><text:tab/><text:tab/><text:tab/>举例不看</text:p>
      <text:p text:style-name="P14"><text:tab/><text:tab/><text:tab/><text:tab/><text:tab/><text:tab/><text:tab/><text:tab/><text:tab/><text:tab/><text:tab/>看解决办法</text:p>
      <text:p text:style-name="P14"/>
      <text:p text:style-name="P14"/>
      <text:p text:style-name="P14"><text:span text:style-name="T8">}</text:span></text:p>
      <text:p text:style-name="P7"/>
      <text:p text:style-name="P7"/>
      <text:p text:style-name="P11">}</text:p>
      <text:p text:style-name="P7"/>
      <text:p text:style-name="P7"/>
      <text:p text:style-name="P7"/>
      <text:p text:style-name="P7"/>
      <text:p text:style-name="P11">}</text:p>
      <text:p text:style-name="P7"><text:tab/><text:tab/><text:tab/>选项:言内之意<text:span text:style-name="T6">{</text:span></text:p>
      <text:p text:style-name="P7"><text:tab/><text:tab/><text:tab/><text:tab/><text:tab/>有主观的不选</text:p>
      <text:p text:style-name="P7"><text:tab/><text:tab/><text:tab/><text:tab/><text:tab/>绝对项不选</text:p>
      <text:p text:style-name="P7"><text:tab/><text:tab/><text:tab/><text:tab/><text:tab/>说原因的排除</text:p>
      <text:p text:style-name="P7"><text:tab/><text:tab/><text:tab/><text:tab/><text:tab/>主体不对排除</text:p>
      <text:p text:style-name="P17"><text:tab/><text:tab/><text:tab/><text:tab/><text:tab/>排同求异</text:p>
      <text:p text:style-name="P7"/>
      <text:p text:style-name="P7"/>
      <text:p text:style-name="P7"/>
      <text:p text:style-name="P7"/>
      <text:p text:style-name="P11"><text:tab/><text:tab/><text:tab/><text:tab/>}</text:p>
      <text:p text:style-name="P6"/>
      <text:p text:style-name="P6">}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5"><text:tab/>片段阅读:<text:span text:style-name="T5">{</text:span></text:p>
      <text:p text:style-name="P5"><text:tab/><text:tab/><text:tab/>主旨概括:</text:p>
      <text:p text:style-name="P5"><text:tab/><text:tab/><text:tab/>意图判断:</text:p>
      <text:p text:style-name="P5"><text:tab/><text:tab/><text:tab/>细节理解:</text:p>
      <text:p text:style-name="P5"/>
      <text:p text:style-name="P5"/>
      <text:p text:style-name="P6">}</text:p>
      <text:p text:style-name="P5"><text:tab/>逻辑填空:</text:p>
      <text:p text:style-name="P5"><text:tab/>语句表达:</text:p>
      <text:p text:style-name="P5"><text:tab/>篇章阅读:</text:p>
      <text:p text:style-name="P5"/>
      <text:p text:style-name="P5"/>
      <text:p text:style-name="P5"/>
      <text:p text:style-name="P5"/>
      <text:p text:style-name="P5"/>
      <text:p text:style-name="P6">}</text:p>
      <text:p text:style-name="P5"/>
      <text:p text:style-name="P18">成语技巧:<text:span text:style-name="T11">{</text:span></text:p>
      <text:p text:style-name="P18"/>
      <text:p text:style-name="P18"/>
      <text:p text:style-name="P18"/>
      <text:p text:style-name="P18"/>
      <text:p text:style-name="P18"><text:span text:style-name="T11">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第三部分 <text:s text:c="3"/>数量关系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3:55:34.614535631</meta:creation-date>
    <dc:date>2016-11-20T22:24:33.635949987</dc:date>
    <meta:editing-duration>PT48M18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6" meta:paragraph-count="140" meta:word-count="982" meta:character-count="1832" meta:non-whitespace-character-count="1088"/>
  </office:meta>
</office:document-meta>
</file>